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3B000001624114E6F65E5A80F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style:font-name="Liberation Serif" officeooo:rsid="001dd873" officeooo:paragraph-rsid="001dd873"/>
    </style:style>
    <style:style style:name="P3"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bold" style:text-blinking="false" fo:background-color="#ffffff" style:font-weight-asian="bold" style:font-weight-complex="bold"/>
    </style:style>
    <style:style style:name="P4" style:family="paragraph" style:parent-style-name="Text_20_body">
      <style:paragraph-properties fo:margin-top="0cm" fo:margin-bottom="0cm" loext:contextual-spacing="false" fo:line-height="179%" fo:text-align="end"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ffffff"/>
    </style:style>
    <style:style style:name="P5" style:family="paragraph" style:parent-style-name="Text_20_body">
      <style:paragraph-properties fo:margin-top="0cm" fo:margin-bottom="0cm" loext:contextual-spacing="false" fo:line-height="179%" fo:text-align="end"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style:style>
    <style:style style:name="P6" style:family="paragraph" style:parent-style-name="Text_20_body">
      <style:paragraph-properties fo:margin-top="0cm" fo:margin-bottom="0cm" loext:contextual-spacing="false" fo:line-height="179%" fo:text-align="end" style:justify-single-word="false" style:writing-mode="lr-tb"/>
      <style:text-properties style:font-name="Liberation Serif" fo:font-weight="normal"/>
    </style:style>
    <style:style style:name="P7"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normal" officeooo:paragraph-rsid="0026766b" style:text-blinking="false" fo:background-color="#ffffff"/>
    </style:style>
    <style:style style:name="P8" style:family="paragraph" style:parent-style-name="Text_20_body">
      <style:text-properties style:font-name="Liberation Serif" officeooo:rsid="002e799d" officeooo:paragraph-rsid="002e799d"/>
    </style:style>
    <style:style style:name="P9"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fo:font-weight="normal" officeooo:rsid="002e799d" officeooo:paragraph-rsid="002e799d" style:font-weight-asian="normal" style:font-weight-complex="normal"/>
    </style:style>
    <style:style style:name="P10"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fo:font-weight="normal" officeooo:rsid="002e799d" officeooo:paragraph-rsid="00309e77" style:font-weight-asian="normal" style:font-weight-complex="normal"/>
    </style:style>
    <style:style style:name="T1" style:family="text">
      <style:text-properties officeooo:rsid="00265477"/>
    </style:style>
    <style:style style:name="T2" style:family="text">
      <style:text-properties fo:font-variant="normal" fo:text-transform="none" fo:color="#000000" style:text-line-through-style="none" style:text-line-through-type="none" fo:font-size="16pt" fo:font-style="normal" style:text-underline-style="none" style:text-blinking="false" fo:background-color="#ffffff" loext:char-shading-value="0"/>
    </style:style>
    <style:style style:name="T3" style:family="text">
      <style:text-properties fo:font-variant="normal" fo:text-transform="none" fo:color="#000000" style:text-line-through-style="none" style:text-line-through-type="none" fo:font-size="12pt" fo:font-style="normal" style:text-underline-style="none" officeooo:rsid="002d2816" style:text-blinking="false" fo:background-color="#ffffff" loext:char-shading-value="0"/>
    </style:style>
    <style:style style:name="T4" style:family="text">
      <style:text-properties style:font-name="Liberation Serif"/>
    </style:style>
    <style:style style:name="T5" style:family="text">
      <style:text-properties style:font-name="Liberation Serif" officeooo:rsid="002e8135"/>
    </style:style>
    <style:style style:name="T6" style:family="text">
      <style:text-properties style:font-name="Liberation Serif" officeooo:rsid="002f0d7a"/>
    </style:style>
    <style:style style:name="T7" style:family="text">
      <style:text-properties style:font-name="Liberation Serif" fo:font-style="italic" officeooo:rsid="002f0d7a" style:font-style-asian="italic" style:font-style-complex="italic"/>
    </style:style>
    <style:style style:name="T8" style:family="text">
      <style:text-properties style:font-name="Liberation Serif" fo:font-style="italic" officeooo:rsid="00304063" style:font-style-asian="italic" style:font-style-complex="italic"/>
    </style:style>
    <style:style style:name="T9" style:family="text">
      <style:text-properties style:font-name="Liberation Serif" fo:font-style="normal" officeooo:rsid="002f0d7a" style:font-style-asian="normal" style:font-style-complex="normal"/>
    </style:style>
    <style:style style:name="T10" style:family="text">
      <style:text-properties style:font-name="Liberation Serif" fo:font-style="normal" officeooo:rsid="00304063" style:font-style-asian="normal" style:font-style-complex="normal"/>
    </style:style>
    <style:style style:name="T11" style:family="text">
      <style:text-properties style:font-name="Liberation Serif" fo:font-style="normal" officeooo:rsid="00309e77" style:font-style-asian="normal" style:font-style-complex="normal"/>
    </style:style>
    <style:style style:name="T12" style:family="text">
      <style:text-properties style:font-name="Liberation Serif" fo:font-style="normal" officeooo:rsid="003155b7"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Figura1" text:anchor-type="paragraph" svg:width="17cm" svg:height="1.448cm" draw:z-index="0"><draw:image xlink:href="Pictures/100000000000103B000001624114E6F65E5A80FF.jpg" xlink:type="simple" xlink:show="embed" xlink:actuate="onLoad"/></draw:frame><text:bookmark text:name="docs-internal-guid-87546ce9-cc0e-cdd5-07b7-66ee10fbbb6d"/><text:bookmark text:name="docs-internal-guid-87546ce9-cc0d-93ad-6731-8920c67dcf01"/></text:p>
      <text:p text:style-name="P7">Universidade de Brasília – UnB<text:line-break/>Faculdade do Gama UnB – FGA<text:line-break/>Curso de Engenharia de Software</text:p>
      <text:p text:style-name="P1"/>
      <text:p text:style-name="P1"/>
      <text:p text:style-name="P1"/>
      <text:p text:style-name="P1"/>
      <text:p text:style-name="P1"/>
      <text:p text:style-name="P1"/>
      <text:p text:style-name="P1"/>
      <text:p text:style-name="P1"/>
      <text:p text:style-name="P3"><text:span text:style-name="T1">Exercício Filme Temple Grandin –</text:span> <text:span text:style-name="T1">Interação Humano Computador</text:span></text:p>
      <text:p text:style-name="P1"/>
      <text:p text:style-name="P1"/>
      <text:p text:style-name="P1"/>
      <text:p text:style-name="P1"/>
      <text:p text:style-name="P1"/>
      <text:p text:style-name="P1"/>
      <text:p text:style-name="P1"><text:tab/></text:p>
      <text:p text:style-name="P1"/>
      <text:p text:style-name="P6"><text:span text:style-name="T2">Professor<text:line-break/></text:span><text:span text:style-name="T3">André Barros de Sales</text:span></text:p>
      <text:p text:style-name="P1"/>
      <text:p text:style-name="P4">Aluno</text:p>
      <text:p text:style-name="P5">João Pedro Sconetto – <text:span text:style-name="T1">14/0145940</text:span></text:p>
      <text:p text:style-name="P8"/>
      <text:p text:style-name="P9"><text:soft-page-break/><text:span text:style-name="T4"><text:tab/>O filme retrata uma parte da vida de Temple Grandin, uma mulher que na sua infância foi diagnosticada com autismo, mas com sua forma diferente de pensar e de enxergar o mundo propôs invenções que até então ninguém havia pensado. </text:span><text:span text:style-name="T5">Em diversas partes do filme são apresentados os experimentos e invenções de Temple, e de certa forma podemos conectar os pensamentos que levaram a construção daquela ideia ou invento com fatos e características necessários, e que devem ser levados em consideração ao se construir sistemas que terão interação com o usuário.</text:span></text:p>
      <text:p text:style-name="P9"><text:span text:style-name="T5"><text:tab/>No </text:span><text:span text:style-name="T6">experimento da fazendo podemos observar que Temple constrói um aparelho a partir da experiência com o uso de um outro, o aparelho visa auxiliar a abertura do portão da casa de sua tia, os fatores que podemos observar neste experimento que pode ser abstraído em IHC é a “</text:span><text:span text:style-name="T7">Aprendabilidade</text:span><text:span text:style-name="T9">” do aparelho, pois ele tem o seu uso bastante descomplicado, além de Temple ter se preocupado em expor em uma placa a sua forma de funcionamento </text:span><text:span text:style-name="T10">e alguns avisos.</text:span></text:p>
      <text:p text:style-name="P9"><text:span text:style-name="T10"><text:tab/>Na Máquina do Abraço notamos um fator bastante importante que é o fato de como o usuário se sente ao usar o aparelho (ou sistema), podemos abstrair e avaliar o uso do software para fazer melhorias no sistema, podendo </text:span><text:span text:style-name="T8">linkar</text:span><text:span text:style-name="T10"> também ao principio de familiaridade ao usuário quando estiver em uso.</text:span></text:p>
      <text:p text:style-name="P9"><text:span text:style-name="T10"><text:tab/>O estudo sobre o mugido absorve um fato parecido sobre o da máquina do abraço onde podemos analisar o </text:span><text:span text:style-name="T8">feedback</text:span><text:span text:style-name="T10"> do usuários, seria uma metáfora para o que o usuário diz quando está usando o sistema, verificando se está satisfeito ou não com o sistema, se está “confortável” para ele. </text:span></text:p>
      <text:p text:style-name="P9"><text:span text:style-name="T10"><text:tab/>O projeto do tanque de mergulho é um projeto mais elaborado apresentado no filme onde podemos </text:span><text:span text:style-name="T11">deduzir alguns outros valores interessantes, enquanto o tanque antigo (abstraia como um sistema antigo) fazia o que se necessitava, sua eficácia era baixa e o uso era pouco prazeroso, ou seja, o objetivo final em alguns momentos era alcançados mas a preços muitos altos, logo o novo projeto busca aumentar a eficácia e ser de uso mais familiar ao usuário (no caso do filme, ao gado), além de outros princípios gerais que observamos no projeto de interface de usuário como consistência, guiamento dos usuários, entre outros.</text:span></text:p>
      <text:p text:style-name="P10"><text:span text:style-name="T11"><text:tab/>Por fim, o projeto do abatedouro, que reúne diversas das qualidades do projetos anteriores, que é em suma a soma das características necessárias, e que foram citadas anteriormente, além de, por assim dizer, garantir o princípio de diversidade de usuários, num projeto que atenda a todos que irão fazer uso do sistema, que no filme se trata do abatedouro para todo o gado.</text:span></text:p>
      <text:p text:style-name="P10"><text:span text:style-name="T11"><text:tab/>Logo o filme de Temple Grandin, apesar de não ser realmente voltado para a área da computação, podemos abstrair da sua forma de pensar e de seus projetos várias características e aspectos que correlacionamos com o mundo de IHC, tomando o gado por nossos “usuários” e avaliando, melhorando e garantindo atributos </text:span><text:span text:style-name="T12">para melhorar a construção da interface que irá interagir com os mesm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18:09:37.541909970</meta:creation-date>
    <dc:date>2017-08-15T21:43:26.789548167</dc:date>
    <meta:editing-duration>PT32M32S</meta:editing-duration>
    <meta:editing-cycles>6</meta:editing-cycles>
    <meta:generator>LibreOffice/5.1.6.2$Linux_X86_64 LibreOffice_project/10m0$Build-2</meta:generator>
    <meta:document-statistic meta:table-count="0" meta:image-count="1" meta:object-count="0" meta:page-count="2" meta:paragraph-count="13" meta:word-count="530" meta:character-count="3177" meta:non-whitespace-character-count="2646"/>
  </office:meta>
</office:document-meta>
</file>